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number-columns-repeated="2"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office:value-type="string">
            <text:p>NO</text:p>
          </table:table-cell>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8" office:value-type="float" office:value="12">
            <text:p>12</text:p>
          </table:table-cell>
          <table:table-cell table:style-name="ce13" office:value-type="string">
            <text:p>eu</text:p>
          </table:table-cell>
          <table:table-cell table:style-name="ce17" office:value-type="string">
            <text:p>Basque</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office:value-type="string">
            <text:p>NO</text:p>
          </table:table-cell>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1">08/31/2011</text:date>, <text:time>15:4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31T15:46:37</dc:date>
    <meta:editing-duration>PT149H38M36S</meta:editing-duration>
    <meta:editing-cycles>100</meta:editing-cycles>
    <meta:generator>OpenOffice.org/3.2$Linux OpenOffice.org_project/320m12$Build-9483</meta:generator>
    <dc:creator>ramasamy </dc:creator>
    <meta:document-statistic meta:table-count="2" meta:cell-count="605" meta:object-count="0"/>
  </office:meta>
</office:document-meta>
</file>